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796f" officeooo:paragraph-rsid="0017796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796f" style:font-size-asian="18pt" style:font-style-asian="normal" style:font-weight-asian="normal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7th</text:span><text:span text:style-name="T3"> of </text:span><text:span text:style-name="T4">October</text:span><text:span text:style-name="T3"> 2020 under the </text:span><text:span text:style-name="T4">26st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change the server difficulty to “normal” and implement a datapack that ensures when a villager is killed it will become a zombie villager.</text:p>
      <text:p text:style-name="P1"/>
      <text:p text:style-name="P1">And proceeds.</text:p>
      <text:p text:style-name="P1"/>
      <text:p text:style-name="P1">Signed by,</text:p>
      <text:p text:style-name="P4">Ender_Sheeper</text:p>
      <text:p text:style-name="P1"/>
      <text:p text:style-name="P1"/>
      <text:p text:style-name="P1"/>
      <text:p text:style-name="Standard"><text:span text:style-name="T1">[</text:span><text:span text:style-name="T2">Motion 26-2: To change the difficulty to normal and add a datapack which enables 100% villager -&gt; zombie villager conversion rate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07T17:25:48.447732101</dc:date>
    <meta:editing-duration>PT1M40S</meta:editing-duration>
    <meta:editing-cycles>3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7" meta:word-count="74" meta:character-count="464" meta:non-whitespace-character-count="397"/>
  </office:meta>
</office:document-meta>
</file>